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4" style:family="table">
      <style:table-properties style:width="19.001cm" table:align="margins"/>
    </style:style>
    <style:style style:name="Tableau14.A" style:family="table-column">
      <style:table-column-properties style:column-width="1.053cm" style:rel-column-width="3635*"/>
    </style:style>
    <style:style style:name="Tableau14.B" style:family="table-column">
      <style:table-column-properties style:column-width="9.5cm" style:rel-column-width="32767*"/>
    </style:style>
    <style:style style:name="Tableau14.C" style:family="table-column">
      <style:table-column-properties style:column-width="2.815cm" style:rel-column-width="9710*"/>
    </style:style>
    <style:style style:name="Tableau14.E" style:family="table-column">
      <style:table-column-properties style:column-width="2.817cm" style:rel-column-width="9713*"/>
    </style:style>
    <style:style style:name="Tableau14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14.B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4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B3" style:family="table-cell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C3" style:family="table-cell" style:data-style-name="N0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5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6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6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8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C9" style:family="table-cell" style:data-style-name="N3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9" style:family="table-cell" style:data-style-name="N3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11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5" style:family="table-cell" style:data-style-name="N0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8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8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8" style:family="table-cell" style:data-style-name="N3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9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20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17ff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>
      <style:paragraph-properties fo:margin-left="0cm" fo:margin-right="0cm" fo:margin-top="0.49cm" fo:margin-bottom="0.143cm" loext:contextual-spacing="false" fo:line-height="100%" fo:text-indent="0cm" style:auto-text-indent="false"/>
      <style:text-properties style:font-name="Bitstream Vera Sans" fo:font-style="normal" officeooo:paragraph-rsid="0018d8c2" style:font-style-asian="normal" style:font-style-complex="normal"/>
    </style:style>
    <style:style style:name="P25" style:family="paragraph" style:parent-style-name="FILET_5f_POINTILLES">
      <style:paragraph-properties fo:margin-left="0cm" fo:margin-right="0cm" fo:margin-top="0.49cm" fo:margin-bottom="0.143cm" loext:contextual-spacing="false" fo:line-height="100%" fo:text-indent="0cm" style:auto-text-indent="false"/>
      <style:text-properties style:font-name="Bitstream Vera Sans" fo:font-style="normal" officeooo:paragraph-rsid="0032a65a" style:font-style-asian="normal" style:font-style-complex="normal"/>
    </style:style>
    <style:style style:name="P26" style:family="paragraph" style:parent-style-name="FILET_5f_POINTILLES">
      <style:paragraph-properties fo:margin-left="0cm" fo:margin-right="0cm" fo:margin-top="0.49cm" fo:margin-bottom="0.143cm" loext:contextual-spacing="false" fo:line-height="100%" fo:text-indent="0cm" style:auto-text-indent="false"/>
      <style:text-properties officeooo:paragraph-rsid="0018d8c2"/>
    </style:style>
    <style:style style:name="P27" style:family="paragraph" style:parent-style-name="FILET_5f_POINTILLES">
      <style:paragraph-properties fo:margin-left="0cm" fo:margin-right="0cm" fo:margin-top="0.49cm" fo:margin-bottom="0.143cm" loext:contextual-spacing="false" fo:line-height="100%" fo:text-indent="0cm" style:auto-text-indent="false"/>
      <style:text-properties officeooo:paragraph-rsid="0032a65a"/>
    </style:style>
    <style:style style:name="P28" style:family="paragraph" style:parent-style-name="FILET_5f_POINTILLES">
      <style:paragraph-properties fo:margin-top="0cm" fo:margin-bottom="0.199cm" loext:contextual-spacing="false"/>
    </style:style>
    <style:style style:name="P29" style:family="paragraph" style:parent-style-name="FILET_5f_POINTILLES">
      <style:paragraph-properties fo:margin-top="0cm" fo:margin-bottom="0.199cm" loext:contextual-spacing="false" fo:line-height="100%"/>
      <style:text-properties officeooo:paragraph-rsid="0018d8c2"/>
    </style:style>
    <style:style style:name="P30" style:family="paragraph" style:parent-style-name="FILET_5f_POINTILLES">
      <style:paragraph-properties fo:margin-top="0cm" fo:margin-bottom="0.801cm" loext:contextual-spacing="false" fo:line-height="100%"/>
      <style:text-properties officeooo:paragraph-rsid="0018d8c2"/>
    </style:style>
    <style:style style:name="P31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3" fo:font-size="10pt" officeooo:paragraph-rsid="001d0dff"/>
    </style:style>
    <style:style style:name="P32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3" fo:font-size="10pt" officeooo:rsid="001d0dff" officeooo:paragraph-rsid="001d0dff"/>
    </style:style>
    <style:style style:name="P33" style:family="paragraph" style:parent-style-name="_5f_Paragraphe_20_livret_20_réponse_20_élève">
      <style:paragraph-properties fo:margin-top="0cm" fo:margin-bottom="0cm" loext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3" fo:font-size="10pt" officeooo:paragraph-rsid="001d0dff"/>
    </style:style>
    <style:style style:name="P34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3" fo:font-size="10pt" officeooo:paragraph-rsid="001d0dff"/>
    </style:style>
    <style:style style:name="P35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3" fo:font-size="10pt" officeooo:paragraph-rsid="002c1389"/>
    </style:style>
    <style:style style:name="P36" style:family="paragraph" style:parent-style-name="Table_20_Contents">
      <style:paragraph-properties fo:margin-top="0cm" fo:margin-bottom="0cm" loext:contextual-spacing="false" fo:text-align="justify" style:justify-single-word="false"/>
      <style:text-properties style:font-name="Bitstream Vera Sans3" fo:font-size="10pt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Bitstream Vera Sans3" fo:font-size="10pt" officeooo:paragraph-rsid="001d0dff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10pt" fo:font-weight="bold" officeooo:paragraph-rsid="001d0dff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10pt" officeooo:paragraph-rsid="001d0dff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3" fo:font-size="10pt" officeooo:rsid="001e044a" officeooo:paragraph-rsid="001e044a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position="super 58%" style:font-name="Bitstream Vera Sans3" fo:font-size="10pt" officeooo:paragraph-rsid="001d0dff"/>
    </style:style>
    <style:style style:name="P42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3" fo:font-size="10pt" officeooo:paragraph-rsid="001d0dff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text-position="0% 100%" style:font-name="Bitstream Vera Sans3" fo:font-size="10pt" officeooo:paragraph-rsid="001d0dff"/>
    </style:style>
    <style:style style:name="P44" style:family="paragraph" style:parent-style-name="_5f_Paragraphe_20_livret_20_réponse_20_élève">
      <style:paragraph-properties fo:margin-top="0.019cm" fo:margin-bottom="0.019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3" fo:font-size="10pt" officeooo:paragraph-rsid="0013cf8e"/>
    </style:style>
    <style:style style:name="P45" style:family="paragraph" style:parent-style-name="_5f_Paragraphe_20_livret_20_réponse_20_élève">
      <style:paragraph-properties fo:margin-top="0.019cm" fo:margin-bottom="0.019cm" loext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3" fo:font-size="10pt" officeooo:paragraph-rsid="0013cf8e"/>
    </style:style>
    <style:style style:name="P46" style:family="paragraph" style:parent-style-name="_5f_Paragraphe_20_livret_20_réponse_20_élève">
      <style:paragraph-properties fo:margin-top="0.019cm" fo:margin-bottom="0.019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3" fo:font-size="10pt" officeooo:paragraph-rsid="0013cf8e"/>
    </style:style>
    <style:style style:name="P47" style:family="paragraph" style:parent-style-name="_5f_Paragraphe_20_livret_20_réponse_20_élève">
      <style:paragraph-properties fo:margin-top="0.019cm" fo:margin-bottom="0.019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3" fo:font-size="10pt" officeooo:rsid="0036ced9" officeooo:paragraph-rsid="0036ced9"/>
    </style:style>
    <style:style style:name="P48" style:family="paragraph" style:parent-style-name="Table_20_Contents">
      <style:paragraph-properties fo:margin-top="0.019cm" fo:margin-bottom="0.019cm" loext:contextual-spacing="false" fo:text-align="start" style:justify-single-word="false"/>
      <style:text-properties style:font-name="Bitstream Vera Sans3" fo:font-size="10pt" officeooo:paragraph-rsid="0013cf8e"/>
    </style:style>
    <style:style style:name="P49" style:family="paragraph" style:parent-style-name="Table_20_Contents">
      <style:paragraph-properties fo:margin-top="0.019cm" fo:margin-bottom="0.019cm" loext:contextual-spacing="false" fo:text-align="start" style:justify-single-word="false"/>
      <style:text-properties style:font-name="Bitstream Vera Sans3" fo:font-size="10pt" officeooo:paragraph-rsid="0024df0b"/>
    </style:style>
    <style:style style:name="P50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font-name="Bitstream Vera Sans3" fo:font-size="10pt" officeooo:paragraph-rsid="0013cf8e"/>
    </style:style>
    <style:style style:name="P51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text-position="super 58%" style:font-name="Bitstream Vera Sans3" fo:font-size="10pt" officeooo:paragraph-rsid="0013cf8e"/>
    </style:style>
    <style:style style:name="P52" style:family="paragraph" style:parent-style-name="Table_20_Contents">
      <style:paragraph-properties fo:margin-top="0.019cm" fo:margin-bottom="0.019cm" loext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3" fo:font-size="10pt" officeooo:paragraph-rsid="0013cf8e"/>
    </style:style>
    <style:style style:name="P53" style:family="paragraph" style:parent-style-name="Table_20_Contents">
      <style:paragraph-properties fo:margin-top="0.019cm" fo:margin-bottom="0.019cm" loext:contextual-spacing="false" fo:text-align="center" style:justify-single-word="false"/>
      <style:text-properties style:text-position="0% 100%" style:font-name="Bitstream Vera Sans3" fo:font-size="10pt" officeooo:paragraph-rsid="0013cf8e"/>
    </style:style>
    <style:style style:name="P54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loext:contextual-spacing="false" style:page-number="4" fo:break-before="auto" fo:break-after="auto">
        <style:tab-stops/>
      </style:paragraph-properties>
      <style:text-properties officeooo:paragraph-rsid="001d0dff"/>
    </style:style>
    <style:style style:name="P55" style:family="paragraph" style:parent-style-name="Exo_5f_Num" style:list-style-name="">
      <style:paragraph-properties fo:margin-top="0cm" fo:margin-bottom="0.101cm" loext:contextual-spacing="false"/>
      <style:text-properties officeooo:paragraph-rsid="001d0dff"/>
    </style:style>
    <style:style style:name="P56" style:family="paragraph" style:parent-style-name="Exo_5f_Num">
      <style:paragraph-properties fo:margin-top="0.499cm" fo:margin-bottom="0.101cm" loext:contextual-spacing="false"/>
    </style:style>
    <style:style style:name="P57" style:family="paragraph" style:parent-style-name="Exo_5f_Num">
      <style:paragraph-properties fo:margin-top="0.6cm" fo:margin-bottom="0cm" loext:contextual-spacing="false"/>
    </style:style>
    <style:style style:name="P58" style:family="paragraph" style:parent-style-name="Exo_5f_Num" style:list-style-name="Num_5f_Exo">
      <style:paragraph-properties fo:margin-top="0.4cm" fo:margin-bottom="0cm" loext:contextual-spacing="false"/>
      <style:text-properties officeooo:paragraph-rsid="002ea092"/>
    </style:style>
    <style:style style:name="P59" style:family="paragraph" style:parent-style-name="Exo_5f_Num" style:list-style-name="Num_5f_Exo">
      <style:paragraph-properties fo:margin-top="0.499cm" fo:margin-bottom="0cm" loext:contextual-spacing="false"/>
      <style:text-properties officeooo:paragraph-rsid="002ea092"/>
    </style:style>
    <style:style style:name="P60" style:family="paragraph" style:parent-style-name="FILET_5f_POINTILLES" style:list-style-name="_5f_Numérotation_20_des_20_exercices_20_livrets">
      <style:paragraph-properties fo:margin-top="0.4cm" fo:margin-bottom="0.801cm" loext:contextual-spacing="false" fo:line-height="100%"/>
      <style:text-properties officeooo:paragraph-rsid="0018d8c2"/>
    </style:style>
    <style:style style:name="P61" style:family="paragraph" style:parent-style-name="FILET_5f_POINTILLES" style:list-style-name="_5f_Numérotation_20_des_20_exercices_20_livrets">
      <style:paragraph-properties fo:margin-left="0cm" fo:margin-right="0cm" fo:margin-top="0.49cm" fo:margin-bottom="0.143cm" loext:contextual-spacing="false" fo:line-height="100%" fo:text-indent="0cm" style:auto-text-indent="false"/>
      <style:text-properties style:font-name="Bitstream Vera Sans" fo:font-style="normal" officeooo:paragraph-rsid="0032a65a" style:font-style-asian="normal" style:font-style-complex="normal"/>
    </style:style>
    <style:style style:name="P62" style:family="paragraph" style:parent-style-name="FILET_5f_POINTILLES" style:list-style-name="_5f_Numérotation_20_des_20_exercices_20_livrets">
      <style:paragraph-properties fo:margin-left="0cm" fo:margin-right="0cm" fo:margin-top="0.49cm" fo:margin-bottom="0.143cm" loext:contextual-spacing="false" fo:line-height="100%" fo:text-indent="0cm" style:auto-text-indent="false"/>
      <style:text-properties style:font-name="Bitstream Vera Sans" fo:font-style="normal" officeooo:paragraph-rsid="0018d8c2" style:font-style-asian="normal" style:font-style-complex="normal"/>
    </style:style>
    <style:style style:name="P63" style:family="paragraph" style:parent-style-name="FILET_5f_POINTILLES">
      <style:paragraph-properties fo:margin-top="0.88cm" fo:margin-bottom="0cm" loext:contextual-spacing="false"/>
      <style:text-properties officeooo:paragraph-rsid="00380a5f"/>
    </style:style>
    <style:style style:name="P64" style:family="paragraph" style:parent-style-name="FILET_5f_POINTILLES">
      <style:paragraph-properties fo:margin-top="0.4cm" fo:margin-bottom="0cm" loext:contextual-spacing="false"/>
      <style:text-properties officeooo:paragraph-rsid="00380a5f"/>
    </style:style>
    <style:style style:name="P65" style:family="paragraph" style:parent-style-name="Standard" style:list-style-name="_5f_Numérotation_20_des_20_exercices_20_livrets">
      <style:paragraph-properties fo:margin-top="0cm" fo:margin-bottom="0cm" loext:contextual-spacing="false" fo:line-height="100%"/>
      <style:text-properties fo:font-style="normal" style:font-style-asian="normal" style:font-style-complex="normal"/>
    </style:style>
    <style:style style:name="P66" style:family="paragraph" style:parent-style-name="Standard" style:list-style-name="Num_5f_Exo">
      <style:paragraph-properties fo:margin-top="0.4cm" fo:margin-bottom="0.3cm" loext:contextual-spacing="false"/>
      <style:text-properties officeooo:paragraph-rsid="003130b0"/>
    </style:style>
    <style:style style:name="P67" style:family="paragraph" style:parent-style-name="Table_20_Contents" style:list-style-name="liste_5f_abc">
      <style:paragraph-properties fo:margin-top="0cm" fo:margin-bottom="0cm" loext:contextual-spacing="false" fo:text-align="justify" style:justify-single-word="false"/>
    </style:style>
    <style:style style:name="P6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9" style:family="paragraph" style:parent-style-name="_5f_En-tête">
      <style:text-properties officeooo:rsid="0017ff3b" officeooo:paragraph-rsid="0017ff3b"/>
    </style:style>
    <style:style style:name="P70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/>
      <style:text-properties fo:font-style="normal" style:font-style-asian="normal" style:font-style-complex="normal"/>
    </style:style>
    <style:style style:name="P71" style:family="paragraph" style:parent-style-name="_5f_Paragraphe_20_livret_20_réponse_20_élève" style:list-style-name="_5f_Numérotation_20_des_20_exercices_20_livrets">
      <style:paragraph-properties fo:margin-top="0cm" fo:margin-bottom="0cm" loext:contextual-spacing="false" fo:line-height="100%"/>
    </style:style>
    <style:style style:name="P72" style:family="paragraph" style:parent-style-name="_5f_Pied_20_de_20_page" style:list-style-name="">
      <style:paragraph-properties fo:text-align="end" style:justify-single-word="false"/>
    </style:style>
    <style:style style:name="P73" style:family="paragraph" style:parent-style-name="_5f_Pied_20_de_20_page">
      <style:paragraph-properties fo:text-align="end" style:justify-single-word="false"/>
    </style:style>
    <style:style style:name="P74" style:family="paragraph" style:parent-style-name="_5f_Pied_20_de_20_page" style:list-style-name=""/>
    <style:style style:name="P7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6" style:family="paragraph" style:parent-style-name="_5f_Titre_20_d_27_exercices_20_livret_20_sans_20_titre" style:list-style-name="Num_5f_Exo">
      <style:paragraph-properties fo:margin-top="0cm" fo:margin-bottom="0.199cm" loext:contextual-spacing="false"/>
    </style:style>
    <style:style style:name="P7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</style:style>
    <style:style style:name="P79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P80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7ff3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10" style:family="text">
      <style:text-properties style:text-position="0% 100%" style:font-name-asian="OpenSymbol" style:font-size-asian="10pt" style:font-name-complex="OpenSymbol" style:font-size-complex="10pt"/>
    </style:style>
    <style:style style:name="T11" style:family="text">
      <style:text-properties style:text-position="0% 100%" officeooo:rsid="0037ca9f"/>
    </style:style>
    <style:style style:name="T12" style:family="text">
      <style:text-properties style:text-position="0% 100%" fo:font-size="10pt" style:text-underline-style="none" fo:font-weight="normal" officeooo:rsid="00425cb8" style:font-size-asian="10pt" style:font-weight-asian="normal" style:font-size-complex="10pt" style:font-weight-complex="normal"/>
    </style:style>
    <style:style style:name="T13" style:family="text">
      <style:text-properties style:text-underline-style="none" fo:font-weight="normal" officeooo:rsid="0032a65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underline-style="none" fo:font-weight="normal" officeooo:rsid="0032a65a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Bitstream Vera Sans1" fo:font-size="10pt" fo:font-style="normal" style:text-underline-style="none" fo:font-weight="normal" officeooo:rsid="0026d5e7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style:font-name="OpenSymbol" fo:font-size="11pt" fo:font-style="normal" fo:font-weight="normal" fo:background-color="transparent" loext:char-shading-value="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19" style:family="text">
      <style:text-properties style:font-name="OpenSymbol" fo:font-size="11pt" fo:font-style="normal" style:font-name-asian="OpenSymbol" style:font-size-asian="11pt" style:font-style-asian="normal" style:font-name-complex="OpenSymbol" style:font-size-complex="11pt" style:font-style-complex="normal"/>
    </style:style>
    <style:style style:name="T20" style:family="text">
      <style:text-properties style:use-window-font-color="true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style:font-name="Bitstream Vera Sans1" fo:font-size="10pt" fo:font-style="normal" style:text-underline-style="none" fo:font-weight="normal" officeooo:rsid="0032a65a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fo:color="#000000" style:font-name="Bitstream Vera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Bitstream Vera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5" style:family="text">
      <style:text-properties fo:color="#000000" style:font-name="Bitstream Vera Sans1" fo:font-size="10pt" fo:font-style="italic" style:text-underline-style="none" fo:font-weight="normal" officeooo:rsid="0032a65a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4" style:family="graphic" style:parent-style-name="Formula">
      <style:graphic-properties fo:margin-left="0cm" fo:margin-right="0cm" fo:margin-top="0cm" fo:margin-bottom="0.079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fo:margin-top="0cm" fo:margin-bottom="0.041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21cm" style:color="#b2b2b2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89005566" text:style-name="Num_5f_Exo">
        <text:list-item>
          <text:h text:style-name="P54" text:outline-level="1"><text:soft-page-break/><text:span text:style-name="corps"> </text:span><text:span text:style-name="corps"><text:span text:style-name="T15">Pour chaque ligne du tableau, trois réponses sont proposées et une seule est exacte.</text:span></text:span></text:h>
        </text:list-item>
      </text:list>
      <text:h text:style-name="P55" text:outline-level="1"><text:span text:style-name="corps"><text:span text:style-name="T15">Entoure la bonne réponse.</text:span></text:span></text:h>
      <table:table table:name="Tableau14" table:style-name="Tableau14">
        <table:table-column table:style-name="Tableau14.A"/>
        <table:table-column table:style-name="Tableau14.B"/>
        <table:table-column table:style-name="Tableau14.C" table:number-columns-repeated="2"/>
        <table:table-column table:style-name="Tableau14.E"/>
        <table:table-row>
          <table:table-cell table:style-name="Tableau14.A1" office:value-type="string">
            <text:p text:style-name="P36"/>
          </table:table-cell>
          <table:table-cell table:style-name="Tableau14.B1" office:value-type="string">
            <text:p text:style-name="P37"/>
          </table:table-cell>
          <table:table-cell table:style-name="Tableau14.C1" office:value-type="string">
            <text:p text:style-name="P38">A</text:p>
          </table:table-cell>
          <table:table-cell table:style-name="Tableau14.C1" office:value-type="string">
            <text:p text:style-name="P38">B</text:p>
          </table:table-cell>
          <table:table-cell table:style-name="Tableau14.E1" office:value-type="string">
            <text:p text:style-name="P38">C</text:p>
          </table:table-cell>
        </table:table-row>
        <table:table-row>
          <table:table-cell table:style-name="Tableau14.A1" office:value-type="string">
            <text:list xml:id="list2463194197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7"><draw:frame draw:style-name="fr7" draw:name="Objet55" text:anchor-type="as-char" svg:width="1.229cm" svg:height="0.87cm" draw:z-index="18"><draw:object xlink:href="./Object 16" xlink:type="simple" xlink:show="embed" xlink:actuate="onLoad"/><draw:image xlink:href="./ObjectReplacements/Object 16" xlink:type="simple" xlink:show="embed" xlink:actuate="onLoad"/><svg:desc>formule</svg:desc></draw:frame><text:s/>est égal à :</text:p>
          </table:table-cell>
          <table:table-cell table:style-name="Tableau14.D10" office:value-type="string">
            <text:p text:style-name="P31"><draw:frame draw:style-name="fr7" draw:name="Objet63" text:anchor-type="as-char" svg:width="0.497cm" svg:height="0.87cm" draw:z-index="1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14.D2" office:value-type="string">
            <text:p text:style-name="P34"><draw:frame draw:style-name="fr7" draw:name="Objet2" text:anchor-type="as-char" svg:width="1.214cm" svg:height="0.87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14.E8" office:value-type="string">
            <text:p text:style-name="P32"><text:s/><draw:frame draw:style-name="fr7" draw:name="Objet3" text:anchor-type="as-char" svg:width="1.205cm" svg:height="0.87cm" draw:z-index="21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1476623619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7"><draw:frame draw:style-name="fr7" draw:name="Objet77" text:anchor-type="as-char" svg:width="0.935cm" svg:height="0.87cm" draw:z-index="22"><draw:object xlink:href="./Object 20" xlink:type="simple" xlink:show="embed" xlink:actuate="onLoad"/><draw:image xlink:href="./ObjectReplacements/Object 20" xlink:type="simple" xlink:show="embed" xlink:actuate="onLoad"/><svg:desc>formule</svg:desc></draw:frame><text:s/>est égal à :</text:p>
          </table:table-cell>
          <table:table-cell table:style-name="Tableau14.C3">
            <text:p text:style-name="P41"><draw:frame draw:style-name="fr7" draw:name="Objet78" text:anchor-type="as-char" svg:width="0.716cm" svg:height="0.87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4.B3" office:value-type="string">
            <text:p text:style-name="P42"><draw:frame draw:style-name="fr7" draw:name="Objet79" text:anchor-type="as-char" svg:width="0.492cm" svg:height="0.87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4.E3" office:value-type="string">
            <text:p text:style-name="P42"><draw:frame draw:style-name="fr7" draw:name="Objet80" text:anchor-type="as-char" svg:width="0.716cm" svg:height="0.87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1788872931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3"><text:span text:style-name="T8"><draw:frame draw:style-name="fr3" draw:name="Objet81" text:anchor-type="as-char" svg:width="1.018cm" svg:height="0.87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D6" office:value-type="string">
            <text:p text:style-name="P39"><draw:frame draw:style-name="fr7" draw:name="Objet87" text:anchor-type="as-char" svg:width="0.84cm" svg:height="0.87cm" draw:z-index="2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4.D6" office:value-type="string">
            <text:p text:style-name="P39"><draw:frame draw:style-name="fr7" draw:name="Objet88" text:anchor-type="as-char" svg:width="0.721cm" svg:height="0.87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4.E4" office:value-type="string">
            <text:p text:style-name="P39">1</text:p>
          </table:table-cell>
        </table:table-row>
        <table:table-row>
          <table:table-cell table:style-name="Tableau14.A1" office:value-type="string">
            <text:list xml:id="list92132697635197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7"><text:span text:style-name="T8"><draw:frame draw:style-name="fr3" draw:name="Objet89" text:anchor-type="as-char" svg:width="1.515cm" svg:height="0.87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8"><text:s/>est :</text:span></text:p>
          </table:table-cell>
          <table:table-cell table:style-name="Tableau14.B3" office:value-type="string">
            <text:p text:style-name="P35"><text:span text:style-name="_5f_variables"><text:span text:style-name="T18"></text:span></text:span> 0</text:p>
          </table:table-cell>
          <table:table-cell table:style-name="Tableau14.B3" office:value-type="string">
            <text:p text:style-name="P35"><text:span text:style-name="_5f_opensymbol"><text:span text:style-name="T19"></text:span></text:span> 0</text:p>
          </table:table-cell>
          <table:table-cell table:style-name="Tableau14.E19" office:value-type="string">
            <text:p text:style-name="P39">nul</text:p>
          </table:table-cell>
        </table:table-row>
        <table:table-row>
          <table:table-cell table:style-name="Tableau14.A1" office:value-type="string">
            <text:list xml:id="list92132502359959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7"><draw:frame draw:style-name="fr8" draw:name="Objet93" text:anchor-type="as-char" svg:width="1.499cm" svg:height="0.96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text:s/><text:span text:style-name="T8">e</text:span><text:span text:style-name="T11">s</text:span><text:span text:style-name="T8">t égal à :</text:span></text:p>
          </table:table-cell>
          <table:table-cell table:style-name="Tableau14.C6" office:value-type="float" office:value="4">
            <text:p text:style-name="P40">4</text:p>
          </table:table-cell>
          <table:table-cell table:style-name="Tableau14.D6" office:value-type="string">
            <text:p text:style-name="P39"><draw:frame draw:style-name="fr7" draw:name="Objet94" text:anchor-type="as-char" svg:width="0.497cm" svg:height="0.87cm" draw:z-index="31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4.E6">
            <text:p text:style-name="P39"><draw:frame draw:style-name="fr7" draw:name="Objet95" text:anchor-type="as-char" svg:width="0.492cm" svg:height="0.87cm" draw:z-index="32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399106265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7"><text:span text:style-name="T8"><draw:frame draw:style-name="fr9" draw:name="Objet4" text:anchor-type="as-char" svg:width="0.933cm" svg:height="0.997cm" draw:z-index="3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B3" office:value-type="string">
            <text:p text:style-name="P39"><draw:frame draw:style-name="fr7" draw:name="Objet97" text:anchor-type="as-char" svg:width="1.041cm" svg:height="1cm" draw:z-index="34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4.B3" office:value-type="string">
            <text:p text:style-name="P31"><draw:frame draw:style-name="fr7" draw:name="Objet5" text:anchor-type="as-char" svg:width="1.296cm" svg:height="1cm" draw:z-index="35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4.E7" office:value-type="string">
            <text:p text:style-name="P31"><draw:frame draw:style-name="fr7" draw:name="Objet6" text:anchor-type="as-char" svg:width="0.492cm" svg:height="0.87cm" draw:z-index="36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076050203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7"><draw:frame draw:style-name="fr3" draw:name="Objet102" text:anchor-type="as-char" svg:width="2.14cm" svg:height="0.87cm" draw:z-index="37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8">est égal à :</text:span></text:p>
          </table:table-cell>
          <table:table-cell table:style-name="Tableau14.D10" office:value-type="string">
            <text:p text:style-name="P31"><draw:frame draw:style-name="fr7" draw:name="Objet116" text:anchor-type="as-char" svg:width="0.944cm" svg:height="0.87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4.D8" office:value-type="float" office:value="18">
            <text:p text:style-name="P34">18</text:p>
          </table:table-cell>
          <table:table-cell table:style-name="Tableau14.E8" office:value-type="string">
            <text:p text:style-name="P31"><draw:frame draw:style-name="fr7" draw:name="Objet117" text:anchor-type="as-char" svg:width="0.721cm" svg:height="0.87cm" draw:z-index="39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516321600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7"><draw:frame draw:style-name="fr8" draw:name="Objet123" text:anchor-type="as-char" svg:width="2.316cm" svg:height="0.96cm" draw:z-index="40"><draw:object xlink:href="./Object 38" xlink:type="simple" xlink:show="embed" xlink:actuate="onLoad"/><draw:image xlink:href="./ObjectReplacements/Object 38" xlink:type="simple" xlink:show="embed" xlink:actuate="onLoad"/><svg:desc>formule</svg:desc></draw:frame><text:s/><text:span text:style-name="T8">est égal à :</text:span></text:p>
          </table:table-cell>
          <table:table-cell table:style-name="Tableau14.C9">
            <text:p text:style-name="P39"><draw:frame draw:style-name="fr7" draw:name="Objet124" text:anchor-type="as-char" svg:width="1.064cm" svg:height="0.87cm" draw:z-index="41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4.C9">
            <text:p text:style-name="P39"><draw:frame draw:style-name="fr7" draw:name="Objet128" text:anchor-type="as-char" svg:width="0.716cm" svg:height="0.87cm" draw:z-index="42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14.E9">
            <text:p text:style-name="P39"><draw:frame draw:style-name="fr7" draw:name="Objet129" text:anchor-type="as-char" svg:width="0.716cm" svg:height="0.87cm" draw:z-index="4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1945518525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7"><draw:frame draw:style-name="fr3" draw:name="Objet130" text:anchor-type="as-char" svg:width="1.533cm" svg:height="0.409cm" draw:z-index="44"><draw:object xlink:href="./Object 42" xlink:type="simple" xlink:show="embed" xlink:actuate="onLoad"/><draw:image xlink:href="./ObjectReplacements/Object 42" xlink:type="simple" xlink:show="embed" xlink:actuate="onLoad"/><svg:desc>formule</svg:desc></draw:frame><text:s/><text:span text:style-name="T8">est égal à :</text:span></text:p>
          </table:table-cell>
          <table:table-cell table:style-name="Tableau14.D10" office:value-type="string">
            <text:p text:style-name="P41"><draw:frame draw:style-name="fr7" draw:name="Objet131" text:anchor-type="as-char" svg:width="1.406cm" svg:height="0.87cm" draw:z-index="45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4.D10" office:value-type="string">
            <text:p text:style-name="P31"><draw:frame draw:style-name="fr7" draw:name="Objet132" text:anchor-type="as-char" svg:width="0.84cm" svg:height="0.87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14.E10" office:value-type="string">
            <text:p text:style-name="P39"><draw:frame draw:style-name="fr7" draw:name="Objet133" text:anchor-type="as-char" svg:width="1.147cm" svg:height="0.87cm" draw:z-index="4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113708474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7"><text:span text:style-name="T8"><draw:frame draw:style-name="fr3" draw:name="Objet7" text:anchor-type="as-char" svg:width="2.245cm" svg:height="0.409cm" draw:z-index="48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B3" office:value-type="string">
            <text:p text:style-name="P43"><draw:frame draw:style-name="fr7" draw:name="Objet8" text:anchor-type="as-char" svg:width="0.492cm" svg:height="0.87cm" draw:z-index="49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14.B3" office:value-type="string">
            <text:p text:style-name="P41"><draw:frame draw:style-name="fr7" draw:name="Objet135" text:anchor-type="as-char" svg:width="0.787cm" svg:height="0.87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14.E11" office:value-type="string">
            <text:p text:style-name="P41"><draw:frame draw:style-name="fr7" draw:name="Objet137" text:anchor-type="as-char" svg:width="1.122cm" svg:height="0.87cm" draw:z-index="51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758725200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2" office:value-type="string">
            <text:p text:style-name="P48"><draw:frame draw:style-name="fr8" draw:name="Objet19" text:anchor-type="as-char" svg:width="2.357cm" svg:height="0.96cm" draw:z-index="52"><draw:object xlink:href="./Object 64" xlink:type="simple" xlink:show="embed" xlink:actuate="onLoad"/><draw:image xlink:href="./ObjectReplacements/Object 64" xlink:type="simple" xlink:show="embed" xlink:actuate="onLoad"/><svg:desc>formule</svg:desc></draw:frame><text:s/>est égal à :</text:p>
          </table:table-cell>
          <table:table-cell table:style-name="Tableau14.C12">
            <text:p text:style-name="P51"><draw:frame draw:style-name="fr7" draw:name="Objet20" text:anchor-type="as-char" svg:width="0.972cm" svg:height="0.87cm" draw:z-index="53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14.D12" office:value-type="string">
            <text:p text:style-name="P52"><draw:frame draw:style-name="fr7" draw:name="Objet21" text:anchor-type="as-char" svg:width="0.972cm" svg:height="0.87cm" draw:z-index="54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14.E12" office:value-type="string">
            <text:p text:style-name="P52"><draw:frame draw:style-name="fr7" draw:name="Objet22" text:anchor-type="as-char" svg:width="0.423cm" svg:height="0.409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1854538174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5"><text:span text:style-name="T8"><draw:frame draw:style-name="fr3" draw:name="Objet23" text:anchor-type="as-char" svg:width="1.235cm" svg:height="0.87cm" draw:z-index="56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B3" office:value-type="string">
            <text:p text:style-name="P50"><draw:frame draw:style-name="fr7" draw:name="Objet24" text:anchor-type="as-char" svg:width="0.84cm" svg:height="0.8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14.B3" office:value-type="string">
            <text:p text:style-name="P50"><draw:frame draw:style-name="fr7" draw:name="Objet26" text:anchor-type="as-char" svg:width="0.972cm" svg:height="0.87cm" draw:z-index="58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4.E19" office:value-type="string">
            <text:p text:style-name="P50"><draw:frame draw:style-name="fr7" draw:name="Objet27" text:anchor-type="as-char" svg:width="0.84cm" svg:height="0.87cm" draw:z-index="59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426900463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4" office:value-type="string">
            <text:p text:style-name="P49"><text:span text:style-name="T8"><draw:frame draw:style-name="fr3" draw:name="Objet28" text:anchor-type="as-char" svg:width="1.018cm" svg:height="0.87cm" draw:z-index="6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D14" office:value-type="string">
            <text:p text:style-name="P46"><draw:frame draw:style-name="fr7" draw:name="Objet29" text:anchor-type="as-char" svg:width="0.716cm" svg:height="0.87cm" draw:z-index="61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14.D14" office:value-type="string">
            <text:p text:style-name="P46"><draw:frame draw:style-name="fr7" draw:name="Objet30" text:anchor-type="as-char" svg:width="0.716cm" svg:height="0.87cm" draw:z-index="62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14.E14" office:value-type="string">
            <text:p text:style-name="P50"><draw:frame draw:style-name="fr7" draw:name="Objet31" text:anchor-type="as-char" svg:width="0.716cm" svg:height="0.87cm" draw:z-index="6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3058943522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8"><draw:frame draw:style-name="fr8" draw:name="Objet32" text:anchor-type="as-char" svg:width="1.499cm" svg:height="0.96cm" draw:z-index="64"><draw:object xlink:href="./Object 76" xlink:type="simple" xlink:show="embed" xlink:actuate="onLoad"/><draw:image xlink:href="./ObjectReplacements/Object 76" xlink:type="simple" xlink:show="embed" xlink:actuate="onLoad"/><svg:desc>formule</svg:desc></draw:frame><text:s/><text:span text:style-name="T8">est égal à :</text:span></text:p>
          </table:table-cell>
          <table:table-cell table:style-name="Tableau14.C3" office:value-type="float" office:value="2">
            <text:p text:style-name="P50">2</text:p>
          </table:table-cell>
          <table:table-cell table:style-name="Tableau14.B3" office:value-type="string">
            <text:p text:style-name="P50"><draw:frame draw:style-name="fr7" draw:name="Objet34" text:anchor-type="as-char" svg:width="0.497cm" svg:height="0.87cm" draw:z-index="65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4.E15">
            <text:p text:style-name="P50"><draw:frame draw:style-name="fr7" draw:name="Objet35" text:anchor-type="as-char" svg:width="0.721cm" svg:height="0.87cm" draw:z-index="69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2451292348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6" office:value-type="string">
            <text:p text:style-name="P48"><draw:frame draw:style-name="fr3" draw:name="Objet96" text:anchor-type="as-char" svg:width="1.743cm" svg:height="0.87cm" draw:z-index="71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8">est égal à :</text:span></text:p>
          </table:table-cell>
          <table:table-cell table:style-name="Tableau14.C16" office:value-type="string">
            <text:p text:style-name="P50"><draw:frame draw:style-name="fr7" draw:name="Objet37" text:anchor-type="as-char" svg:width="0.84cm" svg:height="0.87cm" draw:z-index="74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4.D16" office:value-type="string">
            <text:p text:style-name="P44"><draw:frame draw:style-name="fr7" draw:name="Objet98" text:anchor-type="as-char" svg:width="0.7cm" svg:height="0.409cm" draw:z-index="75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4.E16" office:value-type="string">
            <text:p text:style-name="P44"><draw:frame draw:style-name="fr7" draw:name="Objet101" text:anchor-type="as-char" svg:width="0.716cm" svg:height="0.87cm" draw:z-index="76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1691564344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8"><draw:frame draw:style-name="fr3" draw:name="Objet38" text:anchor-type="as-char" svg:width="2.191cm" svg:height="0.87cm" draw:z-index="77"><draw:object xlink:href="./Object 83" xlink:type="simple" xlink:show="embed" xlink:actuate="onLoad"/><draw:image xlink:href="./ObjectReplacements/Object 83" xlink:type="simple" xlink:show="embed" xlink:actuate="onLoad"/><svg:desc>formule</svg:desc></draw:frame><text:s/><text:span text:style-name="T8">est égal à :</text:span></text:p>
          </table:table-cell>
          <table:table-cell table:style-name="Tableau14.B3" office:value-type="string">
            <text:p text:style-name="P44"><draw:frame draw:style-name="fr7" draw:name="Objet40" text:anchor-type="as-char" svg:width="0.716cm" svg:height="0.87cm" draw:z-index="78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14.C3" office:value-type="float" office:value="5">
            <text:p text:style-name="P47">5</text:p>
          </table:table-cell>
          <table:table-cell table:style-name="Tableau14.E17" office:value-type="string">
            <text:p text:style-name="P44"><draw:frame draw:style-name="fr7" draw:name="Objet41" text:anchor-type="as-char" svg:width="0.716cm" svg:height="0.87cm" draw:z-index="79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1490931270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18" office:value-type="string">
            <text:p text:style-name="P48"><draw:frame draw:style-name="fr8" draw:name="Objet42" text:anchor-type="as-char" svg:width="2.316cm" svg:height="0.96cm" draw:z-index="80"><draw:object xlink:href="./Object 86" xlink:type="simple" xlink:show="embed" xlink:actuate="onLoad"/><draw:image xlink:href="./ObjectReplacements/Object 86" xlink:type="simple" xlink:show="embed" xlink:actuate="onLoad"/><svg:desc>formule</svg:desc></draw:frame><text:s/><text:span text:style-name="T8">est égal à :</text:span></text:p>
          </table:table-cell>
          <table:table-cell table:style-name="Tableau14.C18">
            <text:p text:style-name="P50"><draw:frame draw:style-name="fr7" draw:name="Objet43" text:anchor-type="as-char" svg:width="0.84cm" svg:height="0.87cm" draw:z-index="81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14.C18">
            <text:p text:style-name="P50"><draw:frame draw:style-name="fr7" draw:name="Objet45" text:anchor-type="as-char" svg:width="0.748cm" svg:height="0.87cm" draw:z-index="82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14.E18">
            <text:p text:style-name="P50"><draw:frame draw:style-name="fr7" draw:name="Objet47" text:anchor-type="as-char" svg:width="0.492cm" svg:height="0.87cm" draw:z-index="83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3377458951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8"><draw:frame draw:style-name="fr3" draw:name="Objet50" text:anchor-type="as-char" svg:width="1.743cm" svg:height="0.87cm" draw:z-index="84"><draw:object xlink:href="./Object 90" xlink:type="simple" xlink:show="embed" xlink:actuate="onLoad"/><draw:image xlink:href="./ObjectReplacements/Object 90" xlink:type="simple" xlink:show="embed" xlink:actuate="onLoad"/><svg:desc>formule</svg:desc></draw:frame><text:s/><text:span text:style-name="T8">est égal à :</text:span></text:p>
          </table:table-cell>
          <table:table-cell table:style-name="Tableau14.B3" office:value-type="string">
            <text:p text:style-name="P51"><draw:frame draw:style-name="fr7" draw:name="Objet51" text:anchor-type="as-char" svg:width="0.7cm" svg:height="0.409cm" draw:z-index="85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14.B3" office:value-type="string">
            <text:p text:style-name="P44"><draw:frame draw:style-name="fr7" draw:name="Objet52" text:anchor-type="as-char" svg:width="0.7cm" svg:height="0.409cm" draw:z-index="86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14.E19" office:value-type="string">
            <text:p text:style-name="P50"><draw:frame draw:style-name="fr7" draw:name="Objet53" text:anchor-type="as-char" svg:width="1.064cm" svg:height="0.87cm" draw:z-index="87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</table:table-row>
        <table:table-row>
          <table:table-cell table:style-name="Tableau14.A1" office:value-type="string">
            <text:list xml:id="list92133546497057" text:continue-numbering="true" text:style-name="liste_5f_abc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Tableau14.B20" office:value-type="string">
            <text:p text:style-name="P48"><draw:frame draw:style-name="fr3" draw:name="Objet134" text:anchor-type="as-char" svg:width="1.088cm" svg:height="1.79cm" draw:z-index="88"><draw:object xlink:href="./Object 94" xlink:type="simple" xlink:show="embed" xlink:actuate="onLoad"/><draw:image xlink:href="./ObjectReplacements/Object 94" xlink:type="simple" xlink:show="embed" xlink:actuate="onLoad"/><svg:desc>formule</svg:desc></draw:frame><text:s/><text:span text:style-name="T8">est égal à :</text:span></text:p>
          </table:table-cell>
          <table:table-cell table:style-name="Tableau14.C12" office:value-type="float" office:value="1">
            <text:p text:style-name="P53">1</text:p>
          </table:table-cell>
          <table:table-cell table:style-name="Tableau14.D20" office:value-type="string">
            <text:p text:style-name="P51"><draw:frame draw:style-name="fr7" draw:name="Objet54" text:anchor-type="as-char" svg:width="1.064cm" svg:height="0.87cm" draw:z-index="89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14.E20" office:value-type="string">
            <text:p text:style-name="P51"><draw:frame draw:style-name="fr7" draw:name="Objet56" text:anchor-type="as-char" svg:width="1.064cm" svg:height="0.87cm" draw:z-index="90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</table:table-row>
      </table:table>
      <text:h text:style-name="P55" text:outline-level="1"><text:span text:style-name="corps"><text:span text:style-name="T17"/></text:span></text:h>
      <text:list xml:id="list92132534302787" text:continue-list="list3489005566" text:style-name="Num_5f_Exo">
        <text:list-item text:start-value="2">
          <text:h text:style-name="P56" text:outline-level="1" text:restart-numbering="true" text:start-value="2"><text:soft-page-break/> Calcule.</text:h>
        </text:list-item>
      </text:list>
      <text:section text:style-name="Sect1" text:name="Section8">
        <text:list xml:id="list3257937393" text:style-name="_5f_Numérotation_20_des_20_exercices_20_livrets">
          <text:list-header>
            <text:p text:style-name="P65"><draw:frame draw:style-name="fr7" draw:name="Objet12" text:anchor-type="as-char" svg:width="2.482cm" svg:height="0.87cm" draw:z-index="70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list>
              <text:list-header>
                <text:p text:style-name="P60"><text:span text:style-name="_5f_pointillés_20_gris"><text:span text:style-name="T9"><text:tab/></text:span></text:span></text:p>
              </text:list-header>
            </text:list>
          </text:list-header>
        </text:list>
        <text:p text:style-name="P30"><text:span text:style-name="_5f_pointillés_20_gris"><text:span text:style-name="T9"><text:tab/></text:span></text:span></text:p>
        <text:p text:style-name="P30"><text:span text:style-name="_5f_pointillés_20_gris"><text:span text:style-name="T9"><text:tab/></text:span></text:span></text:p>
        <text:list xml:id="list92133490257387" text:continue-numbering="true" text:style-name="_5f_Numérotation_20_des_20_exercices_20_livrets">
          <text:list-header>
            <text:p text:style-name="P70"><text:span text:style-name="_5f_signe"><text:span text:style-name="T6"><draw:frame draw:style-name="fr7" draw:name="Objet10" text:anchor-type="as-char" svg:width="2.087cm" svg:height="0.87cm" draw:z-index="72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/text:p>
            <text:list text:continue-numbering="true">
              <text:list-header>
                <text:p text:style-name="P60"><text:span text:style-name="_5f_pointillés_20_gris"><text:span text:style-name="T9"><text:tab/></text:span></text:span></text:p>
              </text:list-header>
            </text:list>
          </text:list-header>
        </text:list>
        <text:p text:style-name="P30"><text:span text:style-name="_5f_pointillés_20_gris"><text:span text:style-name="T9"><text:tab/></text:span></text:span></text:p>
        <text:p text:style-name="P30"><text:span text:style-name="_5f_pointillés_20_gris"><text:span text:style-name="T9"><text:tab/></text:span></text:span></text:p>
        <text:list xml:id="list92133408242590" text:continue-numbering="true" text:style-name="_5f_Numérotation_20_des_20_exercices_20_livrets">
          <text:list-header>
            <text:p text:style-name="P71"><text:span text:style-name="_5f_signe"><text:span text:style-name="T7"><draw:frame draw:style-name="fr7" draw:name="Objet16" text:anchor-type="as-char" svg:width="2.143cm" svg:height="0.87cm" draw:z-index="73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/text:p>
            <text:list text:continue-numbering="true">
              <text:list-header>
                <text:p text:style-name="P60"><text:span text:style-name="_5f_pointillés_20_gris"><text:span text:style-name="T9"><text:tab/></text:span></text:span></text:p>
              </text:list-header>
            </text:list>
          </text:list-header>
        </text:list>
        <text:p text:style-name="P30"><text:span text:style-name="_5f_pointillés_20_gris"><text:span text:style-name="T9"><text:tab/></text:span></text:span></text:p>
        <text:p text:style-name="P30"><text:span text:style-name="_5f_pointillés_20_gris"><text:span text:style-name="T9"><text:tab/></text:span></text:span></text:p>
      </text:section>
      <text:list xml:id="list92133559500875" text:continue-list="list92132534302787" text:style-name="Num_5f_Exo">
        <text:list-item>
          <text:h text:style-name="P76" text:outline-level="1"> Calcule.</text:h>
        </text:list-item>
      </text:list>
      <text:section text:style-name="Sect1" text:name="Section1">
        <text:list xml:id="list92132947593702" text:continue-list="list92133408242590" text:style-name="_5f_Numérotation_20_des_20_exercices_20_livrets">
          <text:list-header>
            <text:p text:style-name="P65"><draw:frame draw:style-name="fr7" draw:name="Objet33" text:anchor-type="as-char" svg:width="2.394cm" svg:height="0.87cm" draw:z-index="16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text:list text:continue-numbering="true">
              <text:list-header>
                <text:p text:style-name="P60"><text:span text:style-name="_5f_pointillés_20_gris"><text:span text:style-name="T9"><text:tab/></text:span></text:span></text:p>
              </text:list-header>
            </text:list>
          </text:list-header>
        </text:list>
        <text:p text:style-name="P30"><text:span text:style-name="_5f_pointillés_20_gris"><text:span text:style-name="T9"><text:tab/></text:span></text:span></text:p>
        <text:p text:style-name="P30"><text:span text:style-name="_5f_pointillés_20_gris"><text:span text:style-name="T9"><text:tab/></text:span></text:span></text:p>
        <text:list xml:id="list92131647769701" text:continue-numbering="true" text:style-name="_5f_Numérotation_20_des_20_exercices_20_livrets">
          <text:list-header>
            <text:p text:style-name="P70"><text:span text:style-name="_5f_signe"><text:span text:style-name="T6"><draw:frame draw:style-name="fr7" draw:name="Objet36" text:anchor-type="as-char" svg:width="2.163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  <text:list text:continue-numbering="true">
              <text:list-header>
                <text:p text:style-name="P60"><text:span text:style-name="_5f_pointillés_20_gris"><text:span text:style-name="T9"><text:tab/></text:span></text:span></text:p>
              </text:list-header>
            </text:list>
          </text:list-header>
        </text:list>
        <text:p text:style-name="P30"><text:span text:style-name="_5f_pointillés_20_gris"><text:span text:style-name="T9"><text:tab/></text:span></text:span></text:p>
        <text:p text:style-name="P30"><text:span text:style-name="_5f_pointillés_20_gris"><text:span text:style-name="T9"><text:tab/></text:span></text:span></text:p>
        <text:list xml:id="list92132742454426" text:continue-numbering="true" text:style-name="_5f_Numérotation_20_des_20_exercices_20_livrets">
          <text:list-header>
            <text:p text:style-name="P70"><text:span text:style-name="_5f_signe"><text:span text:style-name="T6"><draw:frame draw:style-name="fr7" draw:name="Objet39" text:anchor-type="as-char" svg:width="2.036cm" svg:height="0.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list text:continue-numbering="true">
              <text:list-header>
                <text:p text:style-name="P60"><text:span text:style-name="_5f_pointillés_20_gris"><text:span text:style-name="T9"><text:tab/></text:span></text:span></text:p>
              </text:list-header>
            </text:list>
          </text:list-header>
        </text:list>
        <text:p text:style-name="P30"><text:span text:style-name="_5f_pointillés_20_gris"><text:span text:style-name="T9"><text:tab/></text:span></text:span></text:p>
        <text:p text:style-name="P29"><text:span text:style-name="_5f_pointillés_20_gris"><text:span text:style-name="T9"><text:tab/></text:span></text:span></text:p>
      </text:section>
      <text:section text:style-name="Sect2" text:name="Section2">
        <text:list xml:id="list92132444879234" text:continue-list="list92133559500875" text:style-name="Num_5f_Exo">
          <text:list-item>
            <text:list>
              <text:list-item>
                <text:h text:style-name="P57" text:outline-level="1"> Calcule <draw:frame draw:style-name="fr6" draw:name="Objet44" text:anchor-type="as-char" svg:y="-0.55cm" svg:width="3.401cm" svg:height="0.873cm" draw:z-index="2"><draw:object xlink:href="./Object 12" xlink:type="simple" xlink:show="embed" xlink:actuate="onLoad"/><draw:image xlink:href="./ObjectReplacements/Object 12" xlink:type="simple" xlink:show="embed" xlink:actuate="onLoad"/></draw:frame>.</text:h>
              </text:list-item>
            </text:list>
          </text:list-item>
        </text:list>
        <text:list xml:id="list92131581721489" text:continue-list="list92132742454426" text:style-name="_5f_Numérotation_20_des_20_exercices_20_livrets">
          <text:list-item>
            <text:list>
              <text:list-header>
                <text:p text:style-name="P61"><text:span text:style-name="_5f_pointillés_20_gris"><text:span text:style-name="T10"><text:tab/></text:span></text:span></text:p>
              </text:list-header>
            </text:list>
          </text:list-item>
        </text:list>
        <text:p text:style-name="P25"><text:span text:style-name="_5f_pointillés_20_gris"><text:span text:style-name="T10"><text:tab/></text:span></text:span></text:p>
        <text:p text:style-name="P25"><text:span text:style-name="_5f_pointillés_20_gris"><text:span text:style-name="T9"><text:tab/></text:span></text:span></text:p>
        <text:list xml:id="list92133552551009" text:continue-list="list92132444879234" text:style-name="Num_5f_Exo">
          <text:list-item>
            <text:list>
              <text:list-item>
                <text:h text:style-name="P58" text:outline-level="1"> Calcule <draw:frame draw:style-name="fr6" draw:name="Objet46" text:anchor-type="as-char" svg:y="-0.6cm" svg:width="3.757cm" svg:height="0.961cm" draw:z-index="3"><draw:object xlink:href="./Object 13" xlink:type="simple" xlink:show="embed" xlink:actuate="onLoad"/><draw:image xlink:href="./ObjectReplacements/Object 13" xlink:type="simple" xlink:show="embed" xlink:actuate="onLoad"/></draw:frame>.</text:h>
              </text:list-item>
            </text:list>
          </text:list-item>
        </text:list>
        <text:list xml:id="list92132797000133" text:continue-list="list92131581721489" text:style-name="_5f_Numérotation_20_des_20_exercices_20_livrets">
          <text:list-item>
            <text:list>
              <text:list-header>
                <text:p text:style-name="P62"><text:span text:style-name="_5f_pointillés_20_gris"><text:span text:style-name="T10"><text:tab/></text:span></text:span></text:p>
              </text:list-header>
            </text:list>
          </text:list-item>
        </text:list>
        <text:p text:style-name="P24"><text:span text:style-name="_5f_pointillés_20_gris"><text:span text:style-name="T10"><text:tab/></text:span></text:span></text:p>
        <text:p text:style-name="P24"><text:span text:style-name="_5f_pointillés_20_gris"><text:span text:style-name="T10"><text:tab/></text:span></text:span></text:p>
        <text:list xml:id="list92133572922320" text:continue-list="list92133552551009" text:style-name="Num_5f_Exo">
          <text:list-item>
            <text:list>
              <text:list-item>
                <text:h text:style-name="P59" text:outline-level="1"> Calcule <draw:frame draw:style-name="fr6" draw:name="Objet48" text:anchor-type="as-char" svg:y="-0.55cm" svg:width="3.552cm" svg:height="0.873cm" draw:z-index="11"><draw:object xlink:href="./Object 15" xlink:type="simple" xlink:show="embed" xlink:actuate="onLoad"/><draw:image xlink:href="./ObjectReplacements/Object 15" xlink:type="simple" xlink:show="embed" xlink:actuate="onLoad"/><svg:desc>formule</svg:desc></draw:frame>.</text:h>
              </text:list-item>
            </text:list>
          </text:list-item>
        </text:list>
        <text:list xml:id="list92132766696584" text:continue-list="list92132797000133" text:style-name="_5f_Numérotation_20_des_20_exercices_20_livrets">
          <text:list-item>
            <text:list>
              <text:list-header>
                <text:p text:style-name="P62"><text:span text:style-name="_5f_pointillés_20_gris"><text:span text:style-name="T10"><text:tab/></text:span></text:span></text:p>
              </text:list-header>
            </text:list>
          </text:list-item>
        </text:list>
        <text:p text:style-name="P24"><text:span text:style-name="_5f_pointillés_20_gris"><text:span text:style-name="T10"><text:tab/></text:span></text:span></text:p>
        <text:p text:style-name="P26"><text:span text:style-name="_5f_pointillés_20_gris"><text:span text:style-name="T9"><text:tab/></text:span></text:span></text:p>
        <text:p text:style-name="P27"><text:span text:style-name="_5f_pointillés_20_gris"><text:span text:style-name="T9"><text:tab/></text:span></text:span></text:p>
        <text:list xml:id="list92133456098412" text:continue-list="list92133572922320" text:style-name="Num_5f_Exo">
          <text:list-item>
            <text:list>
              <text:list-item>
                <text:p text:style-name="P66"><text:span text:style-name="corps"><text:span text:style-name="T15"> Calcule.</text:span></text:span></text:p>
              </text:list-item>
            </text:list>
          </text:list-item>
        </text:list>
        <text:p text:style-name="P64"><text:span text:style-name="corps"><text:span text:style-name="T23">J</text:span></text:span><text:span text:style-name="corps"><text:span text:style-name="T24"> </text:span></text:span><text:span text:style-name="_5f_signe"><text:span text:style-name="T26"></text:span></text:span><text:span text:style-name="T24"><draw:frame draw:style-name="fr5" draw:name="Objet17" text:anchor-type="as-char" svg:y="-0.601cm" svg:width="3.872cm" svg:height="0.96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_5f_Symbole"><text:span text:style-name="T12">=</text:span></text:span><text:span text:style-name="T25"> </text:span><text:span text:style-name="_5f_pointillés_20_gris"><text:span text:style-name="T14"><text:tab/>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63"><text:span text:style-name="corps"><text:span text:style-name="T20">K </text:span></text:span><text:span text:style-name="_5f_signe"><text:span text:style-name="T22"></text:span></text:span><text:span text:style-name="T20"><draw:frame draw:style-name="fr4" draw:name="Objet18" text:anchor-type="as-char" svg:y="-0.55cm" svg:width="3.171cm" svg:height="0.87cm" draw:z-index="67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Symbole"><text:span text:style-name="T12">=</text:span></text:span><text:span text:style-name="T21"> </text:span><text:span text:style-name="_5f_pointillés_20_gris"><text:span text:style-name="T13"><text:tab/></text:span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P63"><text:span text:style-name="corps"><text:span text:style-name="T20">M </text:span></text:span><text:span text:style-name="_5f_signe"><text:span text:style-name="T22"></text:span></text:span><text:span text:style-name="T20"><draw:frame draw:style-name="fr3" draw:name="Objet58" text:anchor-type="as-char" svg:width="1.57cm" svg:height="1.79cm" draw:z-index="68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_5f_Symbole"><text:span text:style-name="T12">=</text:span></text:span><text:span text:style-name="T16"> </text:span><text:span text:style-name="_5f_pointillés_20_gris"><text:tab/></text:span></text:p>
        <text:p text:style-name="P28"><text:span text:style-name="_5f_pointillés_20_gris"><text:tab/></text:span></text:p>
        <text:p text:style-name="FILET_5f_POINTILLES"><text:span text:style-name="_5f_pointillés_20_gris"><text:tab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2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2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.199cm" fo:margin-bottom="0.199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2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17ff3b" officeooo:paragraph-rsid="0017ff3b"/>
    </style:style>
    <style:style style:name="MP27" style:family="paragraph">
      <loext:graphic-properties draw:fill="solid" draw:fill-color="#d7e12c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/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17ff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7ff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4">Écritures fractionnaires : Chapitre N2</text:p>
      </style:footer>
      <style:footer-left>
        <text:p text:style-name="MP7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4">Chapitre G2 : Triangles</text:p>
      </style:footer>
      <style:footer-left>
        <text:p text:style-name="MP25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>
      <style:header>
        <text:p text:style-name="MP26"><draw:path text:anchor-type="paragraph" draw:z-index="5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7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9" draw:style-name="Mgr3" draw:text-style-name="MP28" svg:x1="14.937cm" svg:y1="0.36cm" svg:x2="20.497cm" svg:y2="0.36cm"><text:p/></draw:line>Opérations en écriture fractionnaire</text:p>
      </style:header>
      <style:footer>
        <text:p text:style-name="MP30"><draw:frame draw:style-name="Mfr1" draw:name="Cadre1" text:anchor-type="paragraph" svg:y="-0.06cm" draw:z-index="12"><draw:text-box fo:min-height="0.499cm" fo:min-width="3cm"><draw:frame draw:style-name="Mfr2" draw:name="Cadre2" text:anchor-type="frame" svg:x="0.45cm" svg:y="0.079cm" svg:width="0.817cm" draw:z-index="14"><draw:text-box fo:min-height="0.355cm"><text:p text:style-name="MP31"><draw:g text:anchor-type="paragraph" draw:z-index="17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5</text:page-number></text:p></draw:text-box></draw:frame><text:p text:style-name="MP33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4T09:21:31.012000000</dc:date>
    <meta:editing-duration>PT8H37M14S</meta:editing-duration>
    <meta:editing-cycles>56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79" meta:page-count="3" meta:paragraph-count="196" meta:word-count="353" meta:character-count="1944" meta:non-whitespace-character-count="1233"/>
  </office:meta>
</office:document-meta>
</file>

<file path=Object 1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n>63</mn>
        <mn>30</mn>
      </mfrac>
      <mrow>
        <mspace width="0.5em"/>
        <mo stretchy="false">×</mo>
        <mspace width="0.5em"/>
      </mrow>
      <mfrac>
        <mn>45</mn>
        <mn>28</mn>
      </mfrac>
    </mrow>
    <annotation encoding="StarMath 5.0">"H"`=`{63 over 30} `times` {45 over 28}</annotation>
  </semantics>
</math>
</file>

<file path=Object 12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n>40</mn>
        <mn>48</mn>
      </mfrac>
      <mspace width="0.5em"/>
      <mstyle mathvariant="normal">
        <mi mathvariant="normal"></mi>
      </mstyle>
      <mspace width="0.5em"/>
      <mfrac>
        <mn>105</mn>
        <mn>27</mn>
      </mfrac>
      <mrow>
        <mspace width="0.5em"/>
        <mo stretchy="false">×</mo>
        <mspace width="0.5em"/>
      </mrow>
      <mfrac>
        <mn>90</mn>
        <mn>56</mn>
      </mfrac>
    </mrow>
    <annotation encoding="StarMath 5.0">"K" `=`40 over 48 `nitalic`105 over 27 `times`90 over 56</annotation>
  </semantics>
</math>
</file>

<file path=Object 13/content.xml><?xml version="1.0" encoding="utf-8"?>
<math xmlns="http://www.w3.org/1998/Math/MathML" display="block">
  <semantics>
    <mrow>
      <mtext>L</mtext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n>12</mn>
              <mn>14</mn>
            </mfrac>
            <mspace width="0.5em"/>
            <mstyle mathvariant="normal">
              <mi mathvariant="normal"></mi>
            </mstyle>
            <mspace width="0.5em"/>
            <mfrac>
              <mn>20</mn>
              <mn>35</mn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"L" `=`left (-` {12 over 14} `nitalic`20 over 35 right )`times`98 over 25</annotation>
  </semantics>
</math>
</file>

<file path=Object 15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0.5em"/>
      <mfrac>
        <mn>10</mn>
        <mn>15</mn>
      </mfrac>
      <mrow>
        <mspace width="0.5em"/>
        <mo stretchy="false">×</mo>
        <mspace width="0.5em"/>
      </mrow>
      <mfrac>
        <mn>7</mn>
        <mn>20</mn>
      </mfrac>
    </mrow>
    <annotation encoding="StarMath 5.0">"M" `=`-`14 over 15 `nitalic`10 over 15 ` times `{7 over 20}</annotation>
  </semantics>
</math>
</file>

<file path=Object 16/content.xml><?xml version="1.0" encoding="utf-8"?>
<math xmlns="http://www.w3.org/1998/Math/MathML" display="block">
  <semantics>
    <mstyle mathsize="10pt">
      <mfrac>
        <mrow>
          <mn>6</mn>
          <mspace width="0.5em"/>
          <mstyle mathvariant="normal">
            <mi mathvariant="normal"></mi>
          </mstyle>
          <mspace width="0.5em"/>
          <mn>12</mn>
        </mrow>
        <mrow>
          <mn>7</mn>
          <mspace width="0.5em"/>
          <mstyle mathvariant="normal">
            <mi mathvariant="normal"></mi>
          </mstyle>
          <mspace width="0.5em"/>
          <mn>12</mn>
        </mrow>
      </mfrac>
    </mstyle>
    <annotation encoding="StarMath 5.0">size 10{{6`nitalic`12} over {7`nitalic`12}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6</math:mn>
          <math:mn>7</math:mn>
        </math:mfrac>
      </math:mrow>
    </math:mstyle>
    <math:annotation math:encoding="StarMath 5.0">size 10{{6} over {7}}</math:annotation>
  </math:semantics>
</math:math>
</file>

<file path=Object 18/content.xml><?xml version="1.0" encoding="utf-8"?>
<math xmlns="http://www.w3.org/1998/Math/MathML" display="block">
  <semantics>
    <mstyle mathsize="10pt">
      <mrow>
        <mn>1</mn>
        <mo stretchy="false">−</mo>
        <mfrac>
          <mn>1</mn>
          <mn>19</mn>
        </mfrac>
      </mrow>
    </mstyle>
    <annotation encoding="StarMath 5.0">size 10{1 -  {1} over {19}}</annotation>
  </semantics>
</math>
</file>

<file path=Object 19/content.xml><?xml version="1.0" encoding="utf-8"?>
<math xmlns="http://www.w3.org/1998/Math/MathML" display="block">
  <semantics>
    <mstyle mathsize="10pt">
      <mrow>
        <mfrac>
          <mn>6</mn>
          <mn>7</mn>
        </mfrac>
        <mspace width="0.5em"/>
        <mstyle mathvariant="normal">
          <mi mathvariant="normal"></mi>
        </mstyle>
        <mspace width="0.5em"/>
        <mn>1</mn>
      </mrow>
    </mstyle>
    <annotation encoding="StarMath 5.0">size 10{{6} over {7}`nitalic`1}</annotation>
  </semantics>
</math>
</file>

<file path=Object 2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n>24</mn>
        <mn>35</mn>
      </mfrac>
      <mrow>
        <mspace width="0.5em"/>
        <mo stretchy="false">÷</mo>
        <mspace width="0.5em"/>
      </mrow>
      <mfrac>
        <mn>36</mn>
        <mn>14</mn>
      </mfrac>
    </mrow>
    <annotation encoding="StarMath 5.0">"J"`=`24 over 35  `div `36 over 14</annotation>
  </semantics>
</math>
</file>

<file path=Object 20/content.xml><?xml version="1.0" encoding="utf-8"?>
<math xmlns="http://www.w3.org/1998/Math/MathML" display="block">
  <semantics>
    <mstyle mathsize="10pt">
      <mrow>
        <mfrac>
          <mn>3</mn>
          <mn>2</mn>
        </mfrac>
        <mstyle mathvariant="normal">
          <mi mathvariant="normal"></mi>
        </mstyle>
        <mfrac>
          <mn>7</mn>
          <mn>3</mn>
        </mfrac>
      </mrow>
    </mstyle>
    <annotation encoding="StarMath 5.0">size 10{{3} over 2nitalic7 over 3}</annotation>
  </semantics>
</math>
</file>

<file path=Object 21/content.xml><?xml version="1.0" encoding="utf-8"?>
<math xmlns="http://www.w3.org/1998/Math/MathML" display="block">
  <semantics>
    <mstyle mathsize="10pt">
      <mfrac>
        <mn>10</mn>
        <mn>5</mn>
      </mfrac>
    </mstyle>
    <annotation encoding="StarMath 5.0">size 10{{10} over {5}}</annotation>
  </semantics>
</math>
</file>

<file path=Object 22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} over {2}}</annotation>
  </semantics>
</math>
</file>

<file path=Object 23/content.xml><?xml version="1.0" encoding="utf-8"?>
<math xmlns="http://www.w3.org/1998/Math/MathML" display="block">
  <semantics>
    <mstyle mathsize="10pt">
      <mfrac>
        <mn>23</mn>
        <mn>6</mn>
      </mfrac>
    </mstyle>
    <annotation encoding="StarMath 5.0">size 10{{23} over {6}}</annotation>
  </semantics>
</math>
</file>

<file path=Object 24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2</mn>
          <mn>3</mn>
        </mfrac>
      </mrow>
    </mstyle>
    <annotation encoding="StarMath 5.0">size 10{ 3 over 4 `-` 2 over 3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1</math:mn>
            <math:mn>2</math:mn>
          </math:mfrac>
        </math:mrow>
      </math:mrow>
    </math:mstyle>
    <math:annotation math:encoding="StarMath 5.0">size 10{-`{1} over {2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12</math:mn>
        </math:mfrac>
      </math:mrow>
    </math:mstyle>
    <math:annotation math:encoding="StarMath 5.0">size 10{{1} over {12}}</math:annotation>
  </math:semantics>
</math: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n>7</mn>
        </mfrac>
        <mstyle mathvariant="normal">
          <mi mathvariant="normal"></mi>
        </mstyle>
        <mfrac>
          <mn>5</mn>
          <mn>14</mn>
        </mfrac>
      </mrow>
    </mstyle>
    <annotation encoding="StarMath 5.0">size 10{-` 3 over 7nitalic 5 over 14}</annotation>
  </semantics>
</math>
</file>

<file path=Object 28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2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2</mn>
        </mfrac>
      </mrow>
    </mstyle>
    <annotation encoding="StarMath 5.0">size 10{left(3 over 2 right)^2`-`1 over 2}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2</math:mn>
        </math:mfrac>
      </math:mrow>
    </math:mstyle>
    <math:annotation math:encoding="StarMath 5.0">size 10{{1} over {2}}</math:annotation>
  </math:semantics>
</math:math>
</file>

<file path=Object 3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n>44</mn>
        <mn>105</mn>
      </mfrac>
      <mrow>
        <mspace width="0.5em"/>
        <mo stretchy="false">×</mo>
        <mspace width="0.5em"/>
      </mrow>
      <mfrac>
        <mn>42</mn>
        <mn>66</mn>
      </mfrac>
    </mrow>
    <annotation encoding="StarMath 5.0">"G" ` = ` 44 over 105 ` times ` {42 over 66}</annotation>
  </semantics>
</math>
</file>

<file path=Object 30/content.xml><?xml version="1.0" encoding="utf-8"?>
<math xmlns="http://www.w3.org/1998/Math/MathML" display="block">
  <semantics>
    <mstyle mathsize="10pt">
      <mfrac>
        <mn>7</mn>
        <mn>4</mn>
      </mfrac>
    </mstyle>
    <annotation encoding="StarMath 5.0">size 10{{7} over {4}}</annotation>
  </semantics>
</math>
</file>

<file path=Object 31/content.xml><?xml version="1.0" encoding="utf-8"?>
<math xmlns="http://www.w3.org/1998/Math/MathML" display="block">
  <semantics>
    <mstyle mathsize="10pt">
      <mfrac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n>3</mn>
        </msup>
        <msup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n>3</mn>
        </msup>
      </mfrac>
    </mstyle>
    <annotation encoding="StarMath 5.0">size 10{(-2)^3 over (-3)^3}</annotation>
  </semantics>
</math>
</file>

<file path=Object 32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n>2</mn>
                <mn>3</mn>
              </mfrac>
            </mrow>
          </mrow>
          <mo fence="true" stretchy="true">)</mo>
        </mrow>
        <mn>3</mn>
      </msup>
    </mstyle>
    <annotation encoding="StarMath 5.0">size 10{left(`{2} over {3} right)^3} </annotation>
  </semantics>
</math>
</file>

<file path=Object 33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row>
                  <mo stretchy="false">−</mo>
                  <mn>2</mn>
                </mrow>
                <mn>3</mn>
              </mfrac>
            </mrow>
          </mrow>
          <mo fence="true" stretchy="true">)</mo>
        </mrow>
        <mn>3</mn>
      </msup>
    </mstyle>
    <annotation encoding="StarMath 5.0">size 10{left(`{-2} over {3} right)^3} </annotation>
  </semantics>
</math>
</file>

<file path=Object 34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 over {3}} </annotation>
  </semantics>
</math>
</file>

<file path=Object 35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+</mo>
          <mspace width="0.5em"/>
        </mrow>
        <mfrac>
          <mn>11</mn>
          <mn>5</mn>
        </mfrac>
        <mrow>
          <mspace width="0.5em"/>
          <mo stretchy="false">×</mo>
          <mspace width="0.5em"/>
        </mrow>
        <mfrac>
          <mn>15</mn>
          <mn>2</mn>
        </mfrac>
      </mrow>
    </mstyle>
    <annotation encoding="StarMath 5.0">size 10{ 3 over 2 `+` 11 over 5`times`15 over 2}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11</math:mn>
          <math:mn>4</math:mn>
        </math:mfrac>
      </math:mrow>
    </math:mstyle>
    <math:annotation math:encoding="StarMath 5.0">size 10{{111} over {4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5</math:mn>
          <math:mn>2</math:mn>
        </math:mfrac>
      </math:mrow>
    </math:mstyle>
    <math:annotation math:encoding="StarMath 5.0">size 10{{35} over {2}}</math:annotation>
  </math:semantics>
</math:math>
</file>

<file path=Object 38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0</mn>
              </mfrac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1</mn>
          <mn>2</mn>
        </mfrac>
      </mrow>
    </mstyle>
    <annotation encoding="StarMath 5.0">size 10{ left(3 over 10` -`2 over 5 right) ` times   `{1 over 2} }</annotation>
  </semantics>
</math>
</file>

<file path=Object 3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20</mn>
        </mfrac>
      </mrow>
    </mstyle>
    <annotation encoding="StarMath 5.0">size 10{-`{1} over {20}}</annotation>
  </semantics>
</math>
</file>

<file path=Object 40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{{1} over {20}}</annotation>
  </semantics>
</math>
</file>

<file path=Object 41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 over {10}}</annotation>
  </semantics>
</math>
</file>

<file path=Object 42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n>7</mn>
        <mrow>
          <mspace width="0.5em"/>
          <mo stretchy="false">÷</mo>
          <mspace width="0.5em"/>
        </mrow>
        <mn>4</mn>
      </mrow>
    </mstyle>
    <annotation encoding="StarMath 5.0">size 10{2 `- `{7 }  ` div  `{4}}</annotation>
  </semantics>
</math>
</file>

<file path=Object 43/content.xml><?xml version="1.0" encoding="utf-8"?>
<math xmlns="http://www.w3.org/1998/Math/MathML" display="block">
  <semantics>
    <mstyle mathsize="10pt">
      <mfrac>
        <mrow>
          <mn>2</mn>
          <mn>0</mn>
          <mrow>
            <mspace width="0.5em"/>
            <mo stretchy="false">−</mo>
            <mspace width="0.5em"/>
          </mrow>
          <mn>7</mn>
        </mrow>
        <mn>4</mn>
      </mfrac>
    </mstyle>
    <annotation encoding="StarMath 5.0">size 10{{2  0 `- `7} over {4}}</annotation>
  </semantics>
</math>
</file>

<file path=Object 4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4</mn>
        </mfrac>
      </mrow>
    </mstyle>
    <annotation encoding="StarMath 5.0">size 10{-`{5} over {4}}</annotation>
  </semantics>
</math>
</file>

<file path=Object 45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frac>
          <mn>7</mn>
          <mn>4</mn>
        </mfrac>
      </mrow>
    </mstyle>
    <annotation encoding="StarMath 5.0">size 10{2` -`{7} over {4}}</annotation>
  </semantics>
</math>
</file>

<file path=Object 46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n>2</mn>
        <mspace width="0.5em"/>
        <mstyle mathvariant="normal">
          <mi mathvariant="normal"></mi>
        </mstyle>
        <mspace width="0.5em"/>
        <mn>2</mn>
        <mrow>
          <mspace width="0.5em"/>
          <mo stretchy="false">÷</mo>
          <mspace width="0.5em"/>
        </mrow>
        <mn>5</mn>
      </mrow>
    </mstyle>
    <annotation encoding="StarMath 5.0">size 10{5` div  `{2}`nitalic`{2 }  ` div  `{5}}</annotation>
  </semantics>
</math>
</file>

<file path=Object 48/content.xml><?xml version="1.0" encoding="utf-8"?>
<math xmlns="http://www.w3.org/1998/Math/MathML" display="block">
  <semantics>
    <mstyle mathsize="10pt">
      <mrow>
        <mspace width="0.5em"/>
        <mfrac>
          <mn>29</mn>
          <mn>10</mn>
        </mfrac>
      </mrow>
    </mstyle>
    <annotation encoding="StarMath 5.0">size 10{`{29} over {10}}</annotation>
  </semantics>
</math>
</file>

<file path=Object 49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7</mn>
        <mn>35</mn>
      </mfrac>
      <mrow>
        <mspace width="0.5em"/>
        <mo stretchy="false">+</mo>
        <mspace width="0.5em"/>
      </mrow>
      <mfrac>
        <mn>8</mn>
        <mn>15</mn>
      </mfrac>
    </mrow>
    <annotation encoding="StarMath 5.0">"B" `=` 7 over 35 `+` 8 over 15 </annotation>
  </semantics>
</math>
</file>

<file path=Object 51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11</mn>
        <mn>26</mn>
      </mfrac>
      <mrow>
        <mspace width="0.5em"/>
        <mo stretchy="false">−</mo>
        <mspace width="0.5em"/>
      </mrow>
      <mfrac>
        <mn>5</mn>
        <mn>39</mn>
      </mfrac>
    </mrow>
    <annotation encoding="StarMath 5.0">"C"`=`11 over 26 `-`  5 over 39</annotation>
  </semantics>
</math>
</file>

<file path=Object 52/content.xml><?xml version="1.0" encoding="utf-8"?>
<math xmlns="http://www.w3.org/1998/Math/MathML" display="block">
  <semantics>
    <mstyle mathsize="10pt">
      <mrow>
        <mspace width="0.5em"/>
        <mfrac>
          <mn>1,25</mn>
          <mn>5</mn>
        </mfrac>
      </mrow>
    </mstyle>
    <annotation encoding="StarMath 5.0">size 10{`{1,25} over {5}}</annotation>
  </semantics>
</math>
</file>

<file path=Object 5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 over {4}}</annotation>
  </semantics>
</math>
</file>

<file path=Object 55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13</mn>
            <mn>8</mn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13 over 8 ` nitalic ` 7 over 16</annotation>
  </semantics>
</math>
</file>

<file path=Object 60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1</mn>
                <mn>8</mn>
              </mfrac>
              <mrow>
                <mspace width="0.5em"/>
                <mo stretchy="false">−</mo>
                <mspace width="0.5em"/>
              </mrow>
              <mfrac>
                <mn>7</mn>
                <mn>12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row>
          <mo fence="true" stretchy="true">(</mo>
          <mrow>
            <mrow>
              <mfrac>
                <mn>7</mn>
                <mn>6</mn>
              </mfrac>
              <mspace width="0.5em"/>
              <mstyle mathvariant="normal">
                <mi mathvariant="normal"></mi>
              </mstyle>
              <mspace width="0.5em"/>
              <mfrac>
                <mn>7</mn>
                <mn>16</mn>
              </mfrac>
            </mrow>
          </mrow>
          <mo fence="true" stretchy="true">)</mo>
        </mrow>
      </mrow>
    </mstyle>
    <annotation encoding="StarMath 5.0">size 10{ left(1 over 8 `-` 7 over 12 right)  `div `left(7 over 6` nitalic`7 over 16 right)}</annotation>
  </semantics>
</math>
</file>

<file path=Object 61/content.xml><?xml version="1.0" encoding="utf-8"?>
<math xmlns="http://www.w3.org/1998/Math/MathML" display="block">
  <semantics>
    <mstyle mathsize="10pt">
      <mrow>
        <mfrac>
          <mn>1</mn>
          <mn>8</mn>
        </mfrac>
        <mrow>
          <mspace width="0.5em"/>
          <mo stretchy="false">−</mo>
          <mspace width="0.5em"/>
        </mrow>
        <mfrac>
          <mn>7</mn>
          <mn>12</mn>
        </mfrac>
        <mrow>
          <mspace width="0.5em"/>
          <mo stretchy="false">÷</mo>
          <mspace width="0.5em"/>
        </mrow>
        <mfrac>
          <mn>7</mn>
          <mn>6</mn>
        </mfrac>
        <mspace width="0.5em"/>
        <mstyle mathvariant="normal">
          <mi mathvariant="normal"></mi>
        </mstyle>
        <mspace width="0.5em"/>
        <mfrac>
          <mn>7</mn>
          <mn>12</mn>
        </mfrac>
      </mrow>
    </mstyle>
    <annotation encoding="StarMath 5.0">size 10{ 1 over 8 `-` 7 over 12  `div ` 7 over 6` nitalic`7 over 12}</annotation>
  </semantics>
</math>
</file>

<file path=Object 63/content.xml><?xml version="1.0" encoding="utf-8"?>
<math xmlns="http://www.w3.org/1998/Math/MathML" display="block">
  <semantics>
    <mstyle mathsize="10pt">
      <mfrac>
        <mrow>
          <mfrac>
            <mn>1</mn>
            <mn>8</mn>
          </mfrac>
          <mspace width="0.5em"/>
          <mstyle mathvariant="normal">
            <mi mathvariant="normal"></mi>
          </mstyle>
          <mspace width="0.5em"/>
          <mfrac>
            <mn>7</mn>
            <mn>12</mn>
          </mfrac>
        </mrow>
        <mrow>
          <mfrac>
            <mn>5</mn>
            <mn>6</mn>
          </mfrac>
          <mrow>
            <mspace width="0.5em"/>
            <mo stretchy="false">−</mo>
            <mspace width="0.5em"/>
          </mrow>
          <mfrac>
            <mn>4</mn>
            <mn>15</mn>
          </mfrac>
        </mrow>
      </mfrac>
    </mstyle>
    <annotation encoding="StarMath 5.0">size 10{{1 over 8`nitalic` 7 over 12} over {5 over 6 `- `4 over 15}}</annotation>
  </semantics>
</math>
</file>

<file path=Object 64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row>
                  <mo stretchy="false">−</mo>
                  <mn>3</mn>
                </mrow>
                <mn>4</mn>
              </mfrac>
              <mrow>
                <mspace width="0.5em"/>
                <mo stretchy="false">−</mo>
                <mspace width="0.5em"/>
              </mrow>
              <mfrac>
                <mn>3</mn>
                <mn>2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5</mn>
          <mn>2</mn>
        </mfrac>
      </mrow>
    </mstyle>
    <annotation encoding="StarMath 5.0">size 10{left(-3 over 4`-`3 over 2 right)`times`5 over 2}</annotation>
  </semantics>
</math>
</file>

<file path=Object 65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66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8</mn>
      </mfrac>
    </mstyle>
    <annotation encoding="StarMath 5.0">size 10{{-45} over {8}}</annotation>
  </semantics>
</math>
</file>

<file path=Object 67/content.xml><?xml version="1.0" encoding="utf-8"?>
<math xmlns="http://www.w3.org/1998/Math/MathML" display="block">
  <semantics>
    <mstyle mathsize="10pt">
      <mn>0</mn>
    </mstyle>
    <annotation encoding="StarMath 5.0">size 10{0}</annotation>
  </semantics>
</math>
</file>

<file path=Object 68/content.xml><?xml version="1.0" encoding="utf-8"?>
<math xmlns="http://www.w3.org/1998/Math/MathML" display="block">
  <semantics>
    <mstyle mathsize="10pt">
      <mrow>
        <mrow>
          <mo stretchy="false">−</mo>
          <mn>3</mn>
        </mrow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-3 `div`5 over 2}</annotation>
  </semantics>
</math>
</file>

<file path=Object 6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6</mn>
        </mfrac>
      </mrow>
    </mstyle>
    <annotation encoding="StarMath 5.0">size 10{-`{5} over {6}}</annotation>
  </semantics>
</math>
</file>

<file path=Object 70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7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6</mn>
          <mn>5</mn>
        </mfrac>
      </mrow>
    </mstyle>
    <annotation encoding="StarMath 5.0">size 10{-`{6} over {5}}</annotation>
  </semantics>
</math>
</file>

<file path=Object 72/content.xml><?xml version="1.0" encoding="utf-8"?>
<math xmlns="http://www.w3.org/1998/Math/MathML" display="block">
  <semantics>
    <mstyle mathsize="10pt">
      <mrow>
        <mfrac>
          <mn>7</mn>
          <mn>4</mn>
        </mfrac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7 over 4 `div`5 over 2}</annotation>
  </semantics>
</math>
</file>

<file path=Object 73/content.xml><?xml version="1.0" encoding="utf-8"?>
<math xmlns="http://www.w3.org/1998/Math/MathML" display="block">
  <semantics>
    <mstyle mathsize="10pt">
      <mfrac>
        <mn>7</mn>
        <mn>10</mn>
      </mfrac>
    </mstyle>
    <annotation encoding="StarMath 5.0">size 10{{7} over {10}}</annotation>
  </semantics>
</math>
</file>

<file path=Object 74/content.xml><?xml version="1.0" encoding="utf-8"?>
<math xmlns="http://www.w3.org/1998/Math/MathML" display="block">
  <semantics>
    <mstyle mathsize="10pt">
      <mfrac>
        <mn>35</mn>
        <mn>8</mn>
      </mfrac>
    </mstyle>
    <annotation encoding="StarMath 5.0">size 10{{35} over {8}}</annotation>
  </semantics>
</math>
</file>

<file path=Object 75/content.xml><?xml version="1.0" encoding="utf-8"?>
<math xmlns="http://www.w3.org/1998/Math/MathML" display="block">
  <semantics>
    <mstyle mathsize="10pt">
      <mfrac>
        <mn>10</mn>
        <mn>7</mn>
      </mfrac>
    </mstyle>
    <annotation encoding="StarMath 5.0">size 10{{10} over {7}}</annotation>
  </semantics>
</math>
</file>

<file path=Object 76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4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4</mn>
        </mfrac>
      </mrow>
    </mstyle>
    <annotation encoding="StarMath 5.0">size 10{left(3 over 4 right)^2`-`1 over 4}</annotation>
  </semantics>
</math>
</file>

<file path=Object 7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 over {2}}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</math:mn>
          <math:mn>16</math:mn>
        </math:mfrac>
      </math:mrow>
    </math:mstyle>
    <math:annotation math:encoding="StarMath 5.0">size 10{{5} over {16}}</math:annotation>
  </math:semantics>
</math:math>
</file>

<file path=Object 79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5</mn>
          <mn>4</mn>
        </mfrac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3 over 4 `-` 5 over 4`div`1 over 2}</annotation>
  </semantics>
</math>
</file>

<file path=Object 8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4</mn>
        </mfrac>
      </mrow>
    </mstyle>
    <annotation encoding="StarMath 5.0">size 10{-`{7} over {4}}</annotation>
  </semantics>
</math>
</file>

<file path=Object 81/content.xml><?xml version="1.0" encoding="utf-8"?>
<math xmlns="http://www.w3.org/1998/Math/MathML" display="block">
  <semantics>
    <mstyle mathsize="10pt">
      <mrow>
        <mo stretchy="false">−</mo>
        <mn>1</mn>
      </mrow>
    </mstyle>
    <annotation encoding="StarMath 5.0">size 10{-1}</annotation>
  </semantics>
</math>
</file>

<file path=Object 82/content.xml><?xml version="1.0" encoding="utf-8"?>
<math xmlns="http://www.w3.org/1998/Math/MathML" display="block">
  <semantics>
    <mstyle mathsize="10pt">
      <mfrac>
        <mn>13</mn>
        <mn>5</mn>
      </mfrac>
    </mstyle>
    <annotation encoding="StarMath 5.0">size 10{{13} over {5}}</annotation>
  </semantics>
</math>
</file>

<file path=Object 83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×</mo>
          <mspace width="0.5em"/>
        </mrow>
        <mfrac>
          <mn>11</mn>
          <mn>2</mn>
        </mfrac>
        <mrow>
          <mspace width="0.5em"/>
          <mo stretchy="false">÷</mo>
          <mspace width="0.5em"/>
        </mrow>
        <mfrac>
          <mn>15</mn>
          <mn>2</mn>
        </mfrac>
      </mrow>
    </mstyle>
    <annotation encoding="StarMath 5.0">size 10{ 3 over 2 `times` 11 over 2`div`15 over 2}</annotation>
  </semantics>
</math>
</file>

<file path=Object 84/content.xml><?xml version="1.0" encoding="utf-8"?>
<math xmlns="http://www.w3.org/1998/Math/MathML" display="block">
  <semantics>
    <mstyle mathsize="10pt">
      <mfrac>
        <mn>33</mn>
        <mn>15</mn>
      </mfrac>
    </mstyle>
    <annotation encoding="StarMath 5.0">size 10{{33} over {15}}</annotation>
  </semantics>
</math>
</file>

<file path=Object 85/content.xml><?xml version="1.0" encoding="utf-8"?>
<math xmlns="http://www.w3.org/1998/Math/MathML" display="block">
  <semantics>
    <mstyle mathsize="10pt">
      <mfrac>
        <mn>33</mn>
        <mn>30</mn>
      </mfrac>
    </mstyle>
    <annotation encoding="StarMath 5.0">size 10{{33} over {30}}</annotation>
  </semantics>
</math>
</file>

<file path=Object 86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4</mn>
              </mfrac>
              <mrow>
                <mspace width="0.5em"/>
                <mo stretchy="false">−</mo>
                <mspace width="0.5em"/>
              </mrow>
              <mfrac>
                <mn>2</mn>
                <mn>7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left(3 over 14` -`2 over 7 right) ` div  `{1 over 2} }</annotation>
  </semantics>
</math>
</file>

<file path=Object 8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7</mn>
        </mfrac>
      </mrow>
    </mstyle>
    <annotation encoding="StarMath 5.0">size 10{-`{1} over {7}}</annotation>
  </semantics>
</math>
</file>

<file path=Object 88/content.xml><?xml version="1.0" encoding="utf-8"?>
<math xmlns="http://www.w3.org/1998/Math/MathML" display="block">
  <semantics>
    <mstyle mathsize="10pt">
      <mfrac>
        <mrow>
          <mo stretchy="false">−</mo>
          <mn>1</mn>
        </mrow>
        <mn>28</mn>
      </mfrac>
    </mstyle>
    <annotation encoding="StarMath 5.0">size 10{-{1} over {28}}</annotation>
  </semantics>
</math>
</file>

<file path=Object 89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 over {7}}</annotation>
  </semantics>
</math>
</file>

<file path=Object 90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−</mo>
          <mspace width="0.5em"/>
        </mrow>
        <mfrac>
          <mn>7</mn>
          <mn>3</mn>
        </mfrac>
        <mrow>
          <mspace width="0.5em"/>
          <mo stretchy="false">÷</mo>
          <mspace width="0.5em"/>
        </mrow>
        <mfrac>
          <mn>1</mn>
          <mn>4</mn>
        </mfrac>
      </mrow>
    </mstyle>
    <annotation encoding="StarMath 5.0">size 10{2 over 6 `- `{7 over 3}  ` div  `{1 over 4}}</annotation>
  </semantics>
</math>
</file>

<file path=Object 91/content.xml><?xml version="1.0" encoding="utf-8"?>
<math xmlns="http://www.w3.org/1998/Math/MathML" display="block">
  <semantics>
    <mstyle mathsize="10pt">
      <mrow>
        <mo stretchy="false">−</mo>
        <mn>9</mn>
      </mrow>
    </mstyle>
    <annotation encoding="StarMath 5.0">size 10{-9}</annotation>
  </semantics>
</math>
</file>

<file path=Object 92/content.xml><?xml version="1.0" encoding="utf-8"?>
<math xmlns="http://www.w3.org/1998/Math/MathML" display="block">
  <semantics>
    <mstyle mathsize="10pt">
      <mrow>
        <mo stretchy="false">−</mo>
        <mn>8</mn>
      </mrow>
    </mstyle>
    <annotation encoding="StarMath 5.0">size 10{-8}</annotation>
  </semantics>
</math>
</file>

<file path=Object 9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12</mn>
        </mfrac>
      </mrow>
    </mstyle>
    <annotation encoding="StarMath 5.0">size 10{-`{5} over {12}}</annotation>
  </semantics>
</math>
</file>

<file path=Object 94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−</mo>
            <mspace width="0.5em"/>
          </mrow>
          <mfrac>
            <mn>5</mn>
            <mn>2</mn>
          </mfrac>
        </mrow>
        <mrow>
          <mfrac>
            <mn>2</mn>
            <mn>7</mn>
          </mfrac>
          <mrow>
            <mspace width="0.5em"/>
            <mo stretchy="false">−</mo>
            <mspace width="0.5em"/>
          </mrow>
          <mfrac>
            <mn>7</mn>
            <mn>2</mn>
          </mfrac>
        </mrow>
      </mfrac>
    </mstyle>
    <annotation encoding="StarMath 5.0">size 10{{ 3`-` 5 over 2} over {2 over 7 `- `7 over 2}}</annotation>
  </semantics>
</math>
</file>

<file path=Object 9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45</math:mn>
            <math:mn>28</math:mn>
          </math:mfrac>
        </math:mrow>
      </math:mrow>
    </math:mstyle>
    <math:annotation math:encoding="StarMath 5.0">size 10{-`{45} over {28}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45</math:mn>
          </math:mfrac>
        </math:mrow>
      </math:mrow>
    </math:mstyle>
    <math:annotation math:encoding="StarMath 5.0">size 10{-`{7} over {45}}</math:annotation>
  </math:semantics>
</math:math>
</file>